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1">
      <style:table-row-properties style:row-height="0.78701in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71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2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0">
      <style:table-row-properties style:row-height="0.78701in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76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5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6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00">
      <style:table-properties style:writing-mode="lr-tb"/>
    </style:style>
    <style:style style:family="text" style:name="a5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01">
      <style:table-column-properties style:column-width="2.44567in"/>
    </style:style>
    <style:style style:family="paragraph" style:name="a50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02">
      <style:table-column-properties style:column-width="2.44606in"/>
    </style:style>
    <style:style style:family="text" style:name="a5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olumn" style:name="a1003">
      <style:table-column-properties style:column-width="2.44606in"/>
    </style:style>
    <style:style style:family="paragraph" style:name="a50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able-column" style:name="a1004">
      <style:table-column-properties style:column-width="2.44528in"/>
    </style:style>
    <style:style style:family="table-row" style:name="a1005">
      <style:table-row-properties style:row-height="0.15197in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9">
      <style:table-row-properties style:row-height="0.01in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0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10" style:parent-style-name="Graphics">
      <style:graphic-properties draw:fill="none" fo:clip="rect(0.49134in, 0.28155in, 0.91416in, 0in)" draw:stroke="none" draw:luminance="0%" draw:contrast="0%" draw:image-opacity="100%"/>
    </style:style>
    <style:style style:family="table-row" style:name="a1038">
      <style:table-row-properties style:row-height="0.78701in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5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0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2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7">
      <style:table-row-properties style:row-height="0.78701in"/>
    </style:style>
    <style:style style:family="text" style:name="a8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7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6">
      <style:table-row-properties style:row-height="0.78701in"/>
    </style:style>
    <style:style style:family="text" style:name="a10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5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09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row" style:name="a1095">
      <style:table-row-properties style:row-height="0.78701in"/>
    </style:style>
    <style:style style:family="text" style:name="a10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11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14">
      <style:table-row-properties style:row-height="0.78898in"/>
    </style:style>
    <style:style style:family="text" style:name="a11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8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none" draw:stroke="solid" svg:stroke-width="0in" svg:stroke-color="#000000" draw:marker-end="a638" svg:stroke-opacity="100%" draw:stroke-linejoin="miter" svg:stroke-linecap="butt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4">
      <style:graphic-properties draw:fill="none" draw:stroke="solid" svg:stroke-width="0in" svg:stroke-color="#000000" draw:marker-end="a643" svg:stroke-opacity="100%" draw:stroke-linejoin="miter" svg:stroke-linecap="but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>
      <style:graphic-properties draw:fill="none" draw:stroke="solid" svg:stroke-width="0in" svg:stroke-color="#000000" draw:marker-end="a648" svg:stroke-opacity="100%" draw:stroke-linejoin="miter" svg:stroke-linecap="butt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1154">
      <style:table-properties style:writing-mode="lr-tb"/>
    </style:style>
    <style:style style:family="table-column" style:name="a1155">
      <style:table-column-properties style:column-width="2.44567in"/>
    </style:style>
    <style:style style:family="table-column" style:name="a1156">
      <style:table-column-properties style:column-width="2.44606in"/>
    </style:style>
    <style:style style:family="table-column" style:name="a1157">
      <style:table-column-properties style:column-width="2.44606in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58">
      <style:table-column-properties style:column-width="2.44528in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9">
      <style:table-row-properties style:row-height="0.15197in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draw:fill="none" draw:stroke="solid" svg:stroke-width="0in" svg:stroke-color="#000000" draw:marker-end="a669" svg:stroke-opacity="100%" draw:stroke-linejoin="miter" svg:stroke-linecap="but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5">
      <style:graphic-properties draw:fill="none" draw:stroke="solid" svg:stroke-width="0in" svg:stroke-color="#000000" draw:marker-end="a674" svg:stroke-opacity="100%" draw:stroke-linejoin="miter" svg:stroke-linecap="butt"/>
    </style:style>
    <style:style style:family="text" style:name="a11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73">
      <style:table-row-properties style:row-height="0.79685in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1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8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1.10382in, 0.00074in, 0in, 0in)" draw:stroke="none" draw:luminance="0%" draw:contrast="0%" draw:image-opacity="100%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9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2">
      <style:table-row-properties style:row-height="0.78701in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19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7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2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62"/>
    <text:list-style style:name="a9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08"/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73" draw:master-page-name="Master1-Layout7-blank-Vuota" presentation:presentation-page-layout-name="Master1-PPL7" draw:id="Slide-256">
        <draw:frame draw:id="id76" draw:style-name="a47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7" presentation:style-name="a477" draw:name="Sottotitolo 2" svg:x="3.74016in" svg:y="2.19212in" svg:width="6.49606in" svg:height="3.12283in" presentation:class="subtitle" presentation:placeholder="false">
          <draw:text-box>
            <text:p text:style-name="a476" text:class-names="" text:cond-style-name=""><text:span text:style-name="a475" text:class-names="">Sviluppo di sistemi per compressione video semantica</text:span></text:p>
          </draw:text-box>
          <svg:title/>
          <svg:desc/>
        </draw:frame>
        <draw:frame draw:id="id78" draw:style-name="a480" draw:name="CasellaDiTesto 3" svg:x="4.48858in" svg:y="5.48504in" svg:width="5.74764in" svg:height="0.31496in">
          <draw:text-box>
            <text:p text:style-name="a479" text:class-names="" text:cond-style-name=""><text:span text:style-name="a478" text:class-names="">Relatore: Bertini Marco</text:span></text:p>
          </draw:text-box>
          <svg:title/>
          <svg:desc/>
        </draw:frame>
        <draw:frame draw:id="id79" draw:style-name="a487" draw:name="CasellaDiTesto 4" svg:x="4.48858in" svg:y="4.99999in" svg:width="5.74764in" svg:height="0.31496in">
          <draw:text-box>
            <text:p text:style-name="a486" text:class-names="" text:cond-style-name=""><text:span text:style-name="a481" text:class-names="">Tintori</text:span><text:span text:style-name="a482" text:class-names=""><text:s text:c="1"/></text:span><text:span text:style-name="a483" text:class-names="">Matte</text:span><text:span text:style-name="a484" text:class-names="">o</text:span><text:span text:style-name="a485" text:class-names=""/></text:p>
          </draw:text-box>
          <svg:title/>
          <svg:desc/>
        </draw:frame>
        <presentation:notes draw:style-name="a496">
          <draw:frame draw:id="id80" draw:style-name="a490" draw:name="Segnaposto numero diapositiva 6" svg:x="4.67953in" svg:y="11.10827in" svg:width="3.5878in" svg:height="0.58425in">
            <draw:text-box>
              <text:p text:style-name="a489" text:class-names="" text:cond-style-name=""><text:span text:style-name="a488" text:class-names=""><text:page-number style:num-format="1" text:fixed="false"/></text:span></text:p>
            </draw:text-box>
            <svg:title/>
            <svg:desc/>
          </draw:frame>
          <draw:frame draw:id="id81" draw:style-name="a493" draw:name="Segnaposto numero diapositiva 6" svg:x="4.67953in" svg:y="11.10827in" svg:width="3.5878in" svg:height="0.58425in">
            <draw:text-box>
              <text:p text:style-name="a492" text:class-names="" text:cond-style-name=""><text:span text:style-name="a4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494" draw:name="Segnaposto immagine diapositiva 1">
            <svg:title/>
            <svg:desc/>
          </draw:page-thumbnail>
          <draw:frame draw:id="id83" presentation:style-name="a49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97" draw:master-page-name="Master1-Layout7-blank-Vuota" presentation:presentation-page-layout-name="Master1-PPL7" draw:id="Slide-257">
        <draw:frame draw:id="id84" draw:style-name="a49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5" draw:name="CasellaDiTesto 2" svg:x="4.56693in" svg:y="0.16299in" svg:width="5.74764in" svg:height="0.51535in">
          <draw:text-box>
            <text:p text:style-name="a500" text:class-names="" text:cond-style-name=""><text:span text:style-name="a499" text:class-names="">Codifica video semantica con Mask-RCNN e Codec H.265 esteso basato su RoI</text:span></text:p>
            <text:p text:style-name="a502" text:class-names="" text:cond-style-name=""><text:span text:style-name="a501" text:class-names=""/></text:p>
            <text:p text:style-name="a504" text:class-names="" text:cond-style-name=""><text:span text:style-name="a503" text:class-names="">Pistoia, 4/08/2020</text:span></text:p>
          </draw:text-box>
          <svg:title/>
          <svg:desc/>
        </draw:frame>
        <draw:frame draw:id="id86" draw:style-name="a510" draw:name="CasellaDiTesto 3" svg:x="0.86614in" svg:y="1.66732in" svg:width="5.74764in" svg:height="1.05039in">
          <draw:text-box>
            <text:p text:style-name="a507" text:class-names="" text:cond-style-name=""><text:span text:style-name="a506" text:class-names="">Introduzione</text:span></text:p>
            <text:p text:style-name="a509" text:class-names="" text:cond-style-name=""><text:span text:style-name="a508" text:class-names="">Di cosa si parla</text:span></text:p>
          </draw:text-box>
          <svg:title/>
          <svg:desc/>
        </draw:frame>
        <draw:frame draw:id="id87" draw:style-name="a536" draw:name="CasellaDiTesto 4" svg:x="0.86654in" svg:y="3.07087in" svg:width="9.36969in" svg:height="1.9685in">
          <draw:text-box>
            <text:p text:style-name="a512" text:class-names="" text:cond-style-name=""><text:span text:style-name="a511" text:class-names=""/></text:p>
            <text:list text:style-name="a515">
              <text:list-item>
                <text:p text:style-name="a514" text:class-names="" text:cond-style-name=""><text:span text:style-name="a513" text:class-names="">Codec semantico per video di calcio HD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6" text:class-names="">Compressione basata su H</text:span><text:span text:style-name="a517" text:class-names="">.</text:span><text:span text:style-name="a518" text:class-names="">265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Riconoscimento di zone di importanza maggiore tramite reti neurali</text:span><text:span text:style-name="a523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Risparmio memoria e<text:s text:c="1"/></text:span><text:span text:style-name="a527" text:class-names="">bitrate</text:span><text:span text:style-name="a528" text:class-names=""><text:s text:c="1"/></text:span><text:span text:style-name="a529" text:class-names="">video codificato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  <draw:frame draw:id="id88" draw:style-name="a539" draw:name="CasellaDiTesto 5" svg:x="10.03937in" svg:y="7.7378in" svg:width="0.19685in" svg:height="0.31496in">
          <draw:text-box>
            <text:p text:style-name="a538" text:class-names="" text:cond-style-name=""><text:span text:style-name="a537" text:class-names="">2</text:span></text:p>
          </draw:text-box>
          <svg:title/>
          <svg:desc/>
        </draw:frame>
        <presentation:notes draw:style-name="a548">
          <draw:frame draw:id="id89" draw:style-name="a542" draw:name="Segnaposto numero diapositiva 6" svg:x="4.67953in" svg:y="11.10827in" svg:width="3.5878in" svg:height="0.58425in">
            <draw:text-box>
              <text:p text:style-name="a541" text:class-names="" text:cond-style-name=""><text:span text:style-name="a540" text:class-names=""><text:page-number style:num-format="1" text:fixed="false"/></text:span></text:p>
            </draw:text-box>
            <svg:title/>
            <svg:desc/>
          </draw:frame>
          <draw:frame draw:id="id90" draw:style-name="a545" draw:name="Segnaposto numero diapositiva 6" svg:x="4.67953in" svg:y="11.10827in" svg:width="3.5878in" svg:height="0.58425in">
            <draw:text-box>
              <text:p text:style-name="a544" text:class-names="" text:cond-style-name=""><text:span text:style-name="a54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1" presentation:style-name="a546" draw:name="Segnaposto immagine diapositiva 1">
            <svg:title/>
            <svg:desc/>
          </draw:page-thumbnail>
          <draw:frame draw:id="id92" presentation:style-name="a5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49" draw:master-page-name="Master1-Layout7-blank-Vuota" presentation:presentation-page-layout-name="Master1-PPL7" draw:id="Slide-258">
        <draw:frame draw:id="id93" draw:style-name="a55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56" draw:name="CasellaDiTesto 2" svg:x="0.80039in" svg:y="1.40315in" svg:width="5.74764in" svg:height="1.05039in">
          <draw:text-box>
            <text:p text:style-name="a553" text:class-names="" text:cond-style-name=""><text:span text:style-name="a551" text:class-names="">Strumenti</text:span><text:span text:style-name="a552" text:class-names=""/></text:p>
            <text:p text:style-name="a555" text:class-names="" text:cond-style-name=""><text:span text:style-name="a554" text:class-names="">Cosa abbiamo usato</text:span></text:p>
          </draw:text-box>
          <svg:title/>
          <svg:desc/>
        </draw:frame>
        <draw:frame draw:id="id95" draw:style-name="a595" draw:name="CasellaDiTesto 3" svg:x="0.86653in" svg:y="2.82205in" svg:width="9.36969in" svg:height="3.06772in">
          <draw:text-box>
            <text:p text:style-name="a558" text:class-names="" text:cond-style-name=""><text:span text:style-name="a557" text:class-names="">Una prima distinzione tra ciò di cui abbiamo fatto uso si può suddividere più dettagliatamente in:</text:span></text:p>
            <text:list text:style-name="a561">
              <text:list-item>
                <text:p text:style-name="a560" text:class-names="" text:cond-style-name=""><text:span text:style-name="a559" text:class-names=""><text:s text:c="1"/>strumenti software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strumenti hardware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8" text:class-names="">S</text:span><text:span text:style-name="a569" text:class-names="">trumenti hardware: 2 GPU Nvidia<text:s text:c="1"/></text:span><text:span text:style-name="a570" text:class-names="">Titan</text:span><text:span text:style-name="a571" text:class-names=""><text:s text:c="1"/>X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S</text:span><text:span text:style-name="a575" text:class-names="">trumenti software:</text:span></text:p>
              </text:list-item>
            </text:list>
            <text:list text:style-name="a582">
              <text:list-item>
                <text:p text:style-name="a581" text:class-names="" text:cond-style-name=""><text:span text:style-name="a578" text:class-names="">Codec usato:<text:s text:c="1"/></text:span><text:span text:style-name="a579" text:class-names="">hevc_nvenc</text:span><text:span text:style-name="a580" text:class-names=""><text:s text:c="1"/>(standard H.265)</text:span></text:p>
              </text:list-item>
            </text:list>
            <text:list text:style-name="a591">
              <text:list-item>
                <text:p text:style-name="a590" text:class-names="" text:cond-style-name=""><text:span text:style-name="a583" text:class-names="">Rete neurale<text:s text:c="1"/></text:span><text:span text:style-name="a584" text:class-names="">Mask</text:span><text:span text:style-name="a585" text:class-names="">-RCNN: implementazione<text:s text:c="1"/></text:span><text:span text:style-name="a586" text:class-names="">tensorflow</text:span><text:span text:style-name="a587" text:class-names=""><text:s text:c="1"/>(1.15.x) +<text:s text:c="1"/></text:span><text:span text:style-name="a588" text:class-names="">Keras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Libreria FFMPEG per codifica video</text:span></text:p>
              </text:list-item>
            </text:list>
          </draw:text-box>
          <svg:title/>
          <svg:desc/>
        </draw:frame>
        <draw:frame draw:id="id96" draw:style-name="a598" draw:name="CasellaDiTesto 4" svg:x="10.03937in" svg:y="7.7378in" svg:width="0.19685in" svg:height="0.31496in">
          <draw:text-box>
            <text:p text:style-name="a597" text:class-names="" text:cond-style-name=""><text:span text:style-name="a596" text:class-names="">3</text:span></text:p>
          </draw:text-box>
          <svg:title/>
          <svg:desc/>
        </draw:frame>
        <draw:frame draw:id="id97" draw:style-name="a605" draw:name="CasellaDiTesto 5" svg:x="6.25551in" svg:y="0.19685in" svg:width="4.37441in" svg:height="0.4748in">
          <draw:text-box>
            <text:p text:style-name="a600" text:class-names="" text:cond-style-name=""><text:span text:style-name="a599" text:class-names="">Codifica video semantica con Mask-RCNN e Codec H.265 esteso basato su RoI</text:span></text:p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>Pistoia, 4/08/202</text:span></text:p>
          </draw:text-box>
          <svg:title/>
          <svg:desc/>
        </draw:frame>
        <presentation:notes draw:style-name="a614">
          <draw:frame draw:id="id98" draw:style-name="a608" draw:name="Segnaposto numero diapositiva 6" svg:x="4.67953in" svg:y="11.10827in" svg:width="3.5878in" svg:height="0.58425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frame draw:id="id99" draw:style-name="a611" draw:name="Segnaposto numero diapositiva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0" presentation:style-name="a612" draw:name="Segnaposto immagine diapositiva 1">
            <svg:title/>
            <svg:desc/>
          </draw:page-thumbnail>
          <draw:frame draw:id="id101" presentation:style-name="a61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5" draw:master-page-name="Master1-Layout7-blank-Vuota" presentation:presentation-page-layout-name="Master1-PPL7" draw:id="Slide-259">
        <draw:frame draw:id="id102" draw:style-name="a61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3" draw:style-name="a621" draw:name="CasellaDiTesto 2_0" svg:x="0.80039in" svg:y="1.40315in" svg:width="5.74764in" svg:height="1.05039in">
          <draw:text-box>
            <text:p text:style-name="a618" text:class-names="" text:cond-style-name=""><text:span text:style-name="a617" text:class-names="">Sistema</text:span></text:p>
            <text:p text:style-name="a620" text:class-names="" text:cond-style-name=""><text:span text:style-name="a619" text:class-names="">Descrizione del sistema</text:span></text:p>
          </draw:text-box>
          <svg:title/>
          <svg:desc/>
        </draw:frame>
        <draw:frame draw:id="id104" draw:style-name="a624" draw:name="CasellaDiTesto 4_0" svg:x="10.03937in" svg:y="7.7378in" svg:width="0.19685in" svg:height="0.31496in">
          <draw:text-box>
            <text:p text:style-name="a623" text:class-names="" text:cond-style-name=""><text:span text:style-name="a622" text:class-names="">4</text:span></text:p>
          </draw:text-box>
          <svg:title/>
          <svg:desc/>
        </draw:frame>
        <draw:frame draw:id="id105" draw:style-name="a631" draw:name="CasellaDiTesto 5_0" svg:x="6.25551in" svg:y="0.19685in" svg:width="4.37441in" svg:height="0.4748in">
          <draw:text-box>
            <text:p text:style-name="a626" text:class-names="" text:cond-style-name=""><text:span text:style-name="a625" text:class-names="">Codifica video semantica con Mask-RCNN e Codec H.265 esteso basato su RoI</text:span></text:p>
            <text:p text:style-name="a628" text:class-names="" text:cond-style-name=""><text:span text:style-name="a627" text:class-names=""/></text:p>
            <text:p text:style-name="a630" text:class-names="" text:cond-style-name=""><text:span text:style-name="a629" text:class-names="">Pistoia, 4/08/202</text:span></text:p>
          </draw:text-box>
          <svg:title/>
          <svg:desc/>
        </draw:frame>
        <draw:custom-shape svg:x="0.94488in" svg:y="2.75591in" svg:width="2.04724in" svg:height="0.86614in" draw:id="id106" draw:style-name="a634" draw:name="Figura a mano libera: forma 5">
          <svg:title/>
          <svg:desc/>
          <text:p text:style-name="a633" text:class-names="" text:cond-style-name=""><text:span text:style-name="a632" text:class-names="">Video + mask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2835in" svg:y="2.75591in" svg:width="1.81102in" svg:height="0.86614in" draw:id="id107" draw:style-name="a637" draw:name="Figura a mano libera: forma 6">
          <svg:title/>
          <svg:desc/>
          <text:p text:style-name="a636" text:class-names="" text:cond-style-name=""><text:span text:style-name="a635" text:class-names="">Mask-RCN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3.18898in" draw:start-shape="id106" draw:start-glue-point="1" svg:x2="3.22835in" svg:y2="3.18898in" draw:end-shape="id107" draw:end-glue-point="3" draw:id="id108" draw:style-name="a639" draw:name="Connettore 2 7">
          <svg:title/>
          <svg:desc/>
        </draw:connector>
        <draw:custom-shape svg:x="5.27559in" svg:y="2.75591in" svg:width="1.49606in" svg:height="0.86614in" draw:id="id109" draw:style-name="a642" draw:name="Figura a mano libera: forma 8">
          <svg:title/>
          <svg:desc/>
          <text:p text:style-name="a641" text:class-names="" text:cond-style-name=""><text:span text:style-name="a640" text:class-names="">Blu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3937in" svg:y1="3.18898in" draw:start-shape="id107" draw:start-glue-point="1" svg:x2="5.27559in" svg:y2="3.18898in" draw:end-shape="id109" draw:end-glue-point="3" draw:id="id110" draw:style-name="a644" draw:name="Connettore 2 9">
          <svg:title/>
          <svg:desc/>
        </draw:connector>
        <draw:custom-shape svg:x="5.27559in" svg:y="3.85827in" svg:width="1.49606in" svg:height="0.86614in" draw:id="id111" draw:style-name="a647" draw:name="Figura a mano libera: forma 10">
          <svg:title/>
          <svg:desc/>
          <text:p text:style-name="a646" text:class-names="" text:cond-style-name=""><text:span text:style-name="a645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77165in" svg:y1="3.18898in" draw:start-shape="id109" draw:start-glue-point="1" svg:x2="6.77165in" svg:y2="4.29134in" draw:id="id112" draw:style-name="a649" draw:name="Connettore a gomito 11">
          <svg:title/>
          <svg:desc/>
        </draw:connector>
        <draw:custom-shape svg:x="7.24409in" svg:y="3.85827in" svg:width="3.14961in" svg:height="0.86614in" draw:id="id113" draw:style-name="a652" draw:name="Figura a mano libera: forma 12">
          <svg:title/>
          <svg:desc/>
          <text:p text:style-name="a651" text:class-names="" text:cond-style-name=""><text:span text:style-name="a650" text:class-names="">Video compr. semanti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7165in" svg:y="4.48819in" svg:width="0.47244in" svg:height="0in" draw:id="id114" draw:style-name="a656" draw:name="Connettore diritto 1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5" draw:style-name="a659" draw:name="CasellaDiTesto 14" svg:x="7.79528in" svg:y="2.92835in" svg:width="1.9685in" svg:height="0.65866in">
          <draw:text-box>
            <text:p text:style-name="a658" text:class-names="" text:cond-style-name=""><text:span text:style-name="a657" text:class-names="">Video Smart</text:span></text:p>
          </draw:text-box>
          <svg:title/>
          <svg:desc/>
        </draw:frame>
        <draw:frame draw:id="id116" draw:style-name="a662" draw:name="CasellaDiTesto 15" svg:x="3.70079in" svg:y="4.93189in" svg:width="2.20472in" svg:height="0.65866in">
          <draw:text-box>
            <text:p text:style-name="a661" text:class-names="" text:cond-style-name=""><text:span text:style-name="a660" text:class-names="">Video Standard</text:span></text:p>
          </draw:text-box>
          <svg:title/>
          <svg:desc/>
        </draw:frame>
        <draw:custom-shape svg:x="3.46457in" svg:y="5.66929in" svg:width="1.49606in" svg:height="0.86614in" draw:id="id117" draw:style-name="a665" draw:name="Figura a mano libera: forma 16">
          <svg:title/>
          <svg:desc/>
          <text:p text:style-name="a664" text:class-names="" text:cond-style-name=""><text:span text:style-name="a663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3307in" svg:y="5.66929in" svg:width="3.14961in" svg:height="0.86614in" draw:id="id118" draw:style-name="a668" draw:name="Figura a mano libera: forma 17">
          <svg:title/>
          <svg:desc/>
          <text:p text:style-name="a667" text:class-names="" text:cond-style-name=""><text:span text:style-name="a666" text:class-names="">Video compress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96063in" svg:y1="6.10236in" draw:start-shape="id117" draw:start-glue-point="1" svg:x2="5.43307in" svg:y2="6.10236in" draw:end-shape="id118" draw:end-glue-point="3" draw:id="id119" draw:style-name="a670" draw:name="Connettore 2 18">
          <svg:title/>
          <svg:desc/>
        </draw:connector>
        <draw:custom-shape svg:x="0.94488in" svg:y="5.66929in" svg:width="2.04724in" svg:height="0.86614in" draw:id="id120" draw:style-name="a673" draw:name="Figura a mano libera: forma 19">
          <svg:title/>
          <svg:desc/>
          <text:p text:style-name="a672" text:class-names="" text:cond-style-name=""><text:span text:style-name="a671" text:class-names="">Vide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6.10236in" draw:start-shape="id120" draw:start-glue-point="1" svg:x2="3.46457in" svg:y2="6.10236in" draw:end-shape="id117" draw:end-glue-point="3" draw:id="id121" draw:style-name="a675" draw:name="Connettore 2 20">
          <svg:title/>
          <svg:desc/>
        </draw:connector>
        <presentation:notes draw:style-name="a684">
          <draw:frame draw:id="id122" draw:style-name="a678" draw:name="Segnaposto numero diapositiva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frame draw:id="id123" draw:style-name="a681" draw:name="Segnaposto numero diapositiva 6_0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4" presentation:style-name="a682" draw:name="Segnaposto immagine diapositiva 1_0">
            <svg:title/>
            <svg:desc/>
          </draw:page-thumbnail>
          <draw:frame draw:id="id125" presentation:style-name="a683" draw:name="Segnaposto note 2_0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5" draw:master-page-name="Master1-Layout7-blank-Vuota" presentation:presentation-page-layout-name="Master1-PPL7" draw:id="Slide-260">
        <draw:frame draw:id="id126" draw:style-name="a68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689" draw:name="CasellaDiTesto 2" svg:x="0.7874in" svg:y="6.07165in" svg:width="9.36969in" svg:height="1.64488in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28" draw:style-name="a692" draw:name="CasellaDiTesto 3" svg:x="10.03937in" svg:y="7.7378in" svg:width="0.19685in" svg:height="0.31496in">
          <draw:text-box>
            <text:p text:style-name="a691" text:class-names="" text:cond-style-name=""><text:span text:style-name="a690" text:class-names="">5</text:span></text:p>
          </draw:text-box>
          <svg:title/>
          <svg:desc/>
        </draw:frame>
        <draw:frame draw:id="id129" draw:style-name="a697" draw:name="CasellaDiTesto 4" svg:x="0.55157in" svg:y="0.91811in" svg:width="5.74764in" svg:height="1.05039in">
          <draw:text-box>
            <text:p text:style-name="a694" text:class-names="" text:cond-style-name=""><text:span text:style-name="a693" text:class-names="">Codec</text:span></text:p>
            <text:p text:style-name="a696" text:class-names="" text:cond-style-name=""><text:span text:style-name="a695" text:class-names="">Base iniziale</text:span></text:p>
          </draw:text-box>
          <svg:title/>
          <svg:desc/>
        </draw:frame>
        <draw:frame draw:id="id130" draw:style-name="a704" draw:name="CasellaDiTesto 5" svg:x="4.88228in" svg:y="0.19685in" svg:width="5.74764in" svg:height="0.51535in">
          <draw:text-box>
            <text:p text:style-name="a699" text:class-names="" text:cond-style-name=""><text:span text:style-name="a698" text:class-names="">Codifica video semantica con Mask-RCNN e Codec H.265 esteso basato su RoI</text:span></text:p>
            <text:p text:style-name="a701" text:class-names="" text:cond-style-name=""><text:span text:style-name="a700" text:class-names=""/></text:p>
            <text:p text:style-name="a703" text:class-names="" text:cond-style-name=""><text:span text:style-name="a702" text:class-names="">Pistoia, 4/08/2020</text:span></text:p>
          </draw:text-box>
          <svg:title/>
          <svg:desc/>
        </draw:frame>
        <draw:frame draw:id="id131" draw:style-name="a705" svg:x="0.65669in" svg:y="2.41818in" svg:width="6.03583in" svg:height="3.48733in" style:rel-width="scale" style:rel-height="scale">
          <draw:image xlink:href="media/image3.png" xlink:type="simple" xlink:show="embed" xlink:actuate="onLoad"/>
          <svg:title/>
          <svg:desc/>
        </draw:frame>
        <draw:frame draw:id="id132" draw:style-name="a712" draw:name="CasellaDiTesto 9" svg:x="6.77283in" svg:y="2.79409in" svg:width="4.22244in" svg:height="1.00039in">
          <draw:text-box>
            <text:p text:style-name="a707" text:class-names="" text:cond-style-name=""><text:span text:style-name="a706" text:class-names="">Asse x: codec</text:span></text:p>
            <text:p text:style-name="a709" text:class-names="" text:cond-style-name=""><text:span text:style-name="a708" text:class-names="">Asse y: risparmio in bits</text:span></text:p>
            <text:p text:style-name="a711" text:class-names="" text:cond-style-name=""><text:span text:style-name="a710" text:class-names="">(positivo se i numeri seguono il segno -)</text:span></text:p>
          </draw:text-box>
          <svg:title/>
          <svg:desc/>
        </draw:frame>
        <presentation:notes draw:style-name="a721">
          <draw:frame draw:id="id133" draw:style-name="a715" draw:name="Segnaposto numero diapositiva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frame draw:id="id134" draw:style-name="a718" draw:name="Segnaposto numero diapositiva 6" svg:x="4.67953in" svg:y="11.10827in" svg:width="3.5878in" svg:height="0.58425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719" draw:name="Segnaposto immagine diapositiva 1">
            <svg:title/>
            <svg:desc/>
          </draw:page-thumbnail>
          <draw:frame draw:id="id136" presentation:style-name="a7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2" draw:master-page-name="Master1-Layout7-blank-Vuota" presentation:presentation-page-layout-name="Master1-PPL7" draw:id="Slide-261">
        <draw:frame draw:id="id137" draw:style-name="a72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46" draw:name="CasellaDiTesto 2" svg:x="0.55157in" svg:y="2.12758in" svg:width="10.26172in" svg:height="2.36238in">
          <draw:text-box>
            <text:list text:style-name="a729">
              <text:list-item>
                <text:p text:style-name="a728" text:class-names="" text:cond-style-name=""><text:span text:style-name="a724" text:class-names="">Mask</text:span><text:span text:style-name="a725" text:class-names="">-RCNN =<text:s text:c="1"/></text:span><text:span text:style-name="a726" text:class-names="">Faster</text:span><text:span text:style-name="a727" text:class-names=""><text:s text:c="1"/>RCNN + FCN</text:span></text:p>
              </text:list-item>
            </text:list>
            <text:list text:style-name="a734">
              <text:list-item>
                <text:p text:style-name="a733" text:class-names="" text:cond-style-name=""><text:span text:style-name="a730" text:class-names="">Preaddestrata</text:span><text:span text:style-name="a731" text:class-names=""><text:s text:c="1"/>per circa 60 classi</text:span><text:span text:style-name="a732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Training per classi palla e giocatori</text:span><text:span text:style-name="a736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39" text:class-names="">I</text:span><text:span text:style-name="a740" text:class-names="">nstance</text:span><text:span text:style-name="a741" text:class-names=""><text:s text:c="1"/></text:span><text:span text:style-name="a742" text:class-names="">segmentation</text:span><text:span text:style-name="a743" text:class-names="">: le maschere vengono tracciate su ogni singolo oggetto con la relativa etichetta nella forma in cui l’oggetto si presenta.</text:span></text:p>
              </text:list-item>
            </text:list>
          </draw:text-box>
          <svg:title/>
          <svg:desc/>
        </draw:frame>
        <draw:frame draw:id="id139" draw:style-name="a749" draw:name="CasellaDiTesto 3" svg:x="10.03937in" svg:y="7.7378in" svg:width="0.19685in" svg:height="0.31496in">
          <draw:text-box>
            <text:p text:style-name="a748" text:class-names="" text:cond-style-name=""><text:span text:style-name="a747" text:class-names="">7</text:span></text:p>
          </draw:text-box>
          <svg:title/>
          <svg:desc/>
        </draw:frame>
        <draw:frame draw:id="id140" draw:style-name="a754" draw:name="CasellaDiTesto 4" svg:x="0.55157in" svg:y="0.91811in" svg:width="5.74764in" svg:height="1.05039in">
          <draw:text-box>
            <text:p text:style-name="a751" text:class-names="" text:cond-style-name=""><text:span text:style-name="a750" text:class-names="">Mask-RCNN</text:span></text:p>
            <text:p text:style-name="a753" text:class-names="" text:cond-style-name=""><text:span text:style-name="a752" text:class-names="">Rete neurale adottata</text:span></text:p>
          </draw:text-box>
          <svg:title/>
          <svg:desc/>
        </draw:frame>
        <draw:frame draw:id="id141" draw:style-name="a761" draw:name="CasellaDiTesto 5" svg:x="4.88228in" svg:y="0.19685in" svg:width="5.74764in" svg:height="0.51535in">
          <draw:text-box>
            <text:p text:style-name="a756" text:class-names="" text:cond-style-name=""><text:span text:style-name="a755" text:class-names="">Codifica video semantica con Mask-RCNN e Codec H.265 esteso basato su RoI</text:span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>Pistoia, 4/08/2020</text:span></text:p>
          </draw:text-box>
          <svg:title/>
          <svg:desc/>
        </draw:frame>
        <draw:frame draw:id="id142" draw:style-name="a762" draw:name="Immagine 8" svg:x="0.62742in" svg:y="4.54789in" svg:width="8.85417in" svg:height="3.5625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771">
          <draw:frame draw:id="id143" draw:style-name="a765" draw:name="Segnaposto numero diapositiva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frame draw:id="id144" draw:style-name="a768" draw:name="Segnaposto numero diapositiva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5" presentation:style-name="a769" draw:name="Segnaposto immagine diapositiva 1">
            <svg:title/>
            <svg:desc/>
          </draw:page-thumbnail>
          <draw:frame draw:id="id146" presentation:style-name="a77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72" draw:master-page-name="Master1-Layout7-blank-Vuota" presentation:presentation-page-layout-name="Master1-PPL7" draw:id="Slide-262">
        <draw:frame draw:id="id147" draw:style-name="a77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8" draw:style-name="a776" draw:name="CasellaDiTesto 2" svg:x="10.03937in" svg:y="7.7378in" svg:width="0.19685in" svg:height="0.31496in">
          <draw:text-box>
            <text:p text:style-name="a775" text:class-names="" text:cond-style-name=""><text:span text:style-name="a774" text:class-names="">8</text:span></text:p>
          </draw:text-box>
          <svg:title/>
          <svg:desc/>
        </draw:frame>
        <draw:frame draw:id="id149" draw:style-name="a797" draw:name="CasellaDiTesto 3" svg:x="0.60001in" svg:y="6.50909in" svg:width="9.36969in" svg:height="0.31496in">
          <draw:text-box>
            <text:list text:style-name="a785">
              <text:list-item>
                <text:p text:style-name="a784" text:class-names="" text:cond-style-name=""><text:span text:style-name="a777" text:class-names="">Software di<text:s text:c="1"/></text:span><text:span text:style-name="a778" text:class-names="">labeling</text:span><text:span text:style-name="a779" text:class-names=""><text:s text:c="1"/></text:span><text:span text:style-name="a780" text:class-names="">LABELME.per</text:span><text:span text:style-name="a781" text:class-names=""><text:s text:c="1"/></text:span><text:span text:style-name="a782" text:class-names="">finetuning</text:span><text:span text:style-name="a783" text:class-names="">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86" text:class-names="">Produzione annotazioni intero dataset</text:span><text:span text:style-name="a787" text:class-names=""><text:s text:c="1"/></text:span><text:span text:style-name="a788" text:class-names="">utilizzando</text:span><text:span text:style-name="a789" text:class-names=""><text:s text:c="1"/></text:span><text:span text:style-name="a790" text:class-names="">tracciamento dei contorni.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150" draw:style-name="a802" draw:name="CasellaDiTesto 4" svg:x="0.55157in" svg:y="0.91811in" svg:width="5.74764in" svg:height="1.05039in">
          <draw:text-box>
            <text:p text:style-name="a799" text:class-names="" text:cond-style-name=""><text:span text:style-name="a798" text:class-names="">Labeling</text:span></text:p>
            <text:p text:style-name="a801" text:class-names="" text:cond-style-name=""><text:span text:style-name="a800" text:class-names="">Etichettatura immagini per l’allenamento</text:span></text:p>
          </draw:text-box>
          <svg:title/>
          <svg:desc/>
        </draw:frame>
        <draw:frame draw:id="id151" draw:style-name="a809" draw:name="CasellaDiTesto 5" svg:x="4.88228in" svg:y="0.19685in" svg:width="5.74764in" svg:height="0.51535in">
          <draw:text-box>
            <text:p text:style-name="a804" text:class-names="" text:cond-style-name=""><text:span text:style-name="a803" text:class-names="">Codifica video semantica con Mask-RCNN e Codec H.265 esteso basato su RoI</text:span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>Pistoia, 4/08/2020</text:span></text:p>
          </draw:text-box>
          <svg:title/>
          <svg:desc/>
        </draw:frame>
        <draw:frame draw:id="id152" draw:style-name="a810" svg:x="0.59055in" svg:y="2.16535in" svg:width="7.67677in" svg:height="3.9366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19">
          <draw:frame draw:id="id153" draw:style-name="a813" draw:name="Segnaposto numero diapositiva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frame draw:id="id154" draw:style-name="a816" draw:name="Segnaposto numero diapositiva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5" presentation:style-name="a817" draw:name="Segnaposto immagine diapositiva 1">
            <svg:title/>
            <svg:desc/>
          </draw:page-thumbnail>
          <draw:frame draw:id="id156" presentation:style-name="a8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20" draw:master-page-name="Master1-Layout7-blank-Vuota" presentation:presentation-page-layout-name="Master1-PPL7" draw:id="Slide-263">
        <draw:frame draw:id="id157" draw:style-name="a82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8" draw:style-name="a825" draw:name="CasellaDiTesto 2" svg:x="0.86654in" svg:y="6.3in" svg:width="9.36969in" svg:height="0.87441in">
          <draw:text-box>
            <text:list text:style-name="a824">
              <text:list-item>
                <text:p text:style-name="a823" text:class-names="" text:cond-style-name=""><text:span text:style-name="a822" text:class-names="">Esempio di come la rete Mask-RCNN effettua la segmentazione(instance segmentation): in evidenza le RoI dei giocatori a cui sarà tolta un’informazione trascurabile, mentre le regioni di non interesse saranno quantizzate e quindi private delle alte frequenze.</text:span></text:p>
              </text:list-item>
            </text:list>
          </draw:text-box>
          <svg:title/>
          <svg:desc/>
        </draw:frame>
        <draw:frame draw:id="id159" draw:style-name="a828" draw:name="CasellaDiTesto 3" svg:x="10.03937in" svg:y="7.7378in" svg:width="0.19685in" svg:height="0.31496in">
          <draw:text-box>
            <text:p text:style-name="a827" text:class-names="" text:cond-style-name=""><text:span text:style-name="a826" text:class-names="">9</text:span></text:p>
          </draw:text-box>
          <svg:title/>
          <svg:desc/>
        </draw:frame>
        <draw:frame draw:id="id160" draw:style-name="a829" svg:x="0.7874in" svg:y="1.99212in" svg:width="7.67717in" svg:height="4.30709in" style:rel-width="scale" style:rel-height="scale">
          <draw:image xlink:href="media/image6.png" xlink:type="simple" xlink:show="embed" xlink:actuate="onLoad"/>
          <svg:title/>
          <svg:desc/>
        </draw:frame>
        <draw:frame draw:id="id161" draw:style-name="a834" draw:name="CasellaDiTesto 6" svg:x="0.55157in" svg:y="0.91811in" svg:width="5.74764in" svg:height="1.05039in">
          <draw:text-box>
            <text:p text:style-name="a831" text:class-names="" text:cond-style-name=""><text:span text:style-name="a830" text:class-names="">Funzionalità</text:span></text:p>
            <text:p text:style-name="a833" text:class-names="" text:cond-style-name=""><text:span text:style-name="a832" text:class-names="">Previste e fornite</text:span></text:p>
          </draw:text-box>
          <svg:title/>
          <svg:desc/>
        </draw:frame>
        <draw:frame draw:id="id162" draw:style-name="a841" draw:name="CasellaDiTesto 7" svg:x="4.88228in" svg:y="0.19685in" svg:width="5.74764in" svg:height="0.51535in">
          <draw:text-box>
            <text:p text:style-name="a836" text:class-names="" text:cond-style-name=""><text:span text:style-name="a835" text:class-names="">Codifica video semantica con Mask-RCNN e Codec H.265 esteso basato su RoI</text:span></text:p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>Pistoia, 4/08/2020</text:span></text:p>
          </draw:text-box>
          <svg:title/>
          <svg:desc/>
        </draw:frame>
        <draw:frame draw:id="id163" draw:style-name="a846" draw:name="CasellaDiTesto 8" svg:x="0.7874in" svg:y="7.2378in" svg:width="9.36969in" svg:height="0.87441in">
          <draw:text-box>
            <text:list text:style-name="a845">
              <text:list-item>
                <text:p text:style-name="a844" text:class-names="" text:cond-style-name=""><text:span text:style-name="a842" text:class-names="">Quantizzazione con LPF + quantizzazione Codec a CRF costante</text:span><text:span text:style-name="a843" text:class-names=""/></text:p>
              </text:list-item>
            </text:list>
          </draw:text-box>
          <svg:title/>
          <svg:desc/>
        </draw:frame>
        <presentation:notes draw:style-name="a855">
          <draw:frame draw:id="id164" draw:style-name="a849" draw:name="Segnaposto numero diapositiva 6" svg:x="4.67953in" svg:y="11.10827in" svg:width="3.5878in" svg:height="0.58425in">
            <draw:text-box>
              <text:p text:style-name="a848" text:class-names="" text:cond-style-name=""><text:span text:style-name="a847" text:class-names=""><text:page-number style:num-format="1" text:fixed="false"/></text:span></text:p>
            </draw:text-box>
            <svg:title/>
            <svg:desc/>
          </draw:frame>
          <draw:frame draw:id="id165" draw:style-name="a852" draw:name="Segnaposto numero diapositiva 6" svg:x="4.67953in" svg:y="11.10827in" svg:width="3.5878in" svg:height="0.58425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6" presentation:style-name="a853" draw:name="Segnaposto immagine diapositiva 1">
            <svg:title/>
            <svg:desc/>
          </draw:page-thumbnail>
          <draw:frame draw:id="id167" presentation:style-name="a85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56" draw:master-page-name="Master1-Layout7-blank-Vuota" presentation:presentation-page-layout-name="Master1-PPL7" draw:id="Slide-264">
        <draw:frame draw:id="id168" draw:style-name="a85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9" draw:style-name="a860" draw:name="CasellaDiTesto 2" svg:x="10.03937in" svg:y="7.7378in" svg:width="0.19685in" svg:height="0.31496in">
          <draw:text-box>
            <text:p text:style-name="a859" text:class-names="" text:cond-style-name=""><text:span text:style-name="a858" text:class-names="">10</text:span></text:p>
          </draw:text-box>
          <svg:title/>
          <svg:desc/>
        </draw:frame>
        <draw:frame draw:id="id170" draw:style-name="a865" draw:name="CasellaDiTesto 3" svg:x="0.55197in" svg:y="0.83937in" svg:width="5.74764in" svg:height="1.05039in">
          <draw:text-box>
            <text:p text:style-name="a862" text:class-names="" text:cond-style-name=""><text:span text:style-name="a861" text:class-names="">Schema tecnico</text:span></text:p>
            <text:p text:style-name="a864" text:class-names="" text:cond-style-name=""><text:span text:style-name="a863" text:class-names="">Diagramma della soluzione adottata</text:span></text:p>
          </draw:text-box>
          <svg:title/>
          <svg:desc/>
        </draw:frame>
        <draw:frame draw:id="id171" draw:style-name="a872" draw:name="CasellaDiTesto 4" svg:x="4.88268in" svg:y="0.19724in" svg:width="5.74764in" svg:height="0.51535in">
          <draw:text-box>
            <text:p text:style-name="a867" text:class-names="" text:cond-style-name=""><text:span text:style-name="a866" text:class-names="">Codifica video semantica con Mask-RCNN e Codec H.265 esteso basato su RoI</text:span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>Pistoia, 4/08/2020</text:span></text:p>
          </draw:text-box>
          <svg:title/>
          <svg:desc/>
        </draw:frame>
        <draw:frame draw:id="id172" draw:style-name="a873" svg:x="0.59055in" svg:y="1.97598in" svg:width="9.64567in" svg:height="5.68031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882">
          <draw:frame draw:id="id173" draw:style-name="a876" draw:name="Segnaposto numero diapositiva 6" svg:x="4.67953in" svg:y="11.10827in" svg:width="3.5878in" svg:height="0.58425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frame draw:id="id174" draw:style-name="a879" draw:name="Segnaposto numero diapositiva 6" svg:x="4.67953in" svg:y="11.10827in" svg:width="3.5878in" svg:height="0.58425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5" presentation:style-name="a880" draw:name="Segnaposto immagine diapositiva 1">
            <svg:title/>
            <svg:desc/>
          </draw:page-thumbnail>
          <draw:frame draw:id="id176" presentation:style-name="a88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83" draw:master-page-name="Master1-Layout7-blank-Vuota" presentation:presentation-page-layout-name="Master1-PPL7" draw:id="Slide-266">
        <draw:frame draw:id="id177" draw:style-name="a88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8" draw:style-name="a887" draw:name="CasellaDiTesto 2" svg:x="10.03937in" svg:y="7.7378in" svg:width="0.19685in" svg:height="0.31496in">
          <draw:text-box>
            <text:p text:style-name="a886" text:class-names="" text:cond-style-name=""><text:span text:style-name="a885" text:class-names="">12</text:span></text:p>
          </draw:text-box>
          <svg:title/>
          <svg:desc/>
        </draw:frame>
        <draw:frame draw:id="id179" draw:style-name="a892" draw:name="CasellaDiTesto 3" svg:x="0.55197in" svg:y="0.91811in" svg:width="5.74764in" svg:height="1.05039in">
          <draw:text-box>
            <text:p text:style-name="a889" text:class-names="" text:cond-style-name=""><text:span text:style-name="a888" text:class-names="">Modulo model</text:span></text:p>
            <text:p text:style-name="a891" text:class-names="" text:cond-style-name=""><text:span text:style-name="a890" text:class-names="">Frammenti schema tecnico</text:span></text:p>
          </draw:text-box>
          <svg:title/>
          <svg:desc/>
        </draw:frame>
        <draw:frame draw:id="id180" draw:style-name="a899" draw:name="CasellaDiTesto 4" svg:x="4.88268in" svg:y="0.19724in" svg:width="5.74764in" svg:height="0.51535in">
          <draw:text-box>
            <text:p text:style-name="a894" text:class-names="" text:cond-style-name=""><text:span text:style-name="a893" text:class-names="">Codifica video semantica con Mask-RCNN e Codec H.265 esteso basato su RoI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>Pistoia, 4/08/2020</text:span></text:p>
          </draw:text-box>
          <svg:title/>
          <svg:desc/>
        </draw:frame>
        <draw:frame draw:id="id181" draw:style-name="a941" draw:name="CasellaDiTesto 5" svg:x="0.59055in" svg:y="2.16535in" svg:width="9.25197in" svg:height="4.80748in">
          <draw:text-box>
            <text:p text:style-name="a906" text:class-names="" text:cond-style-name=""><text:span text:style-name="a900" text:class-names=""><text:s text:c="1"/>Il modulo model, chiamato nel codice con alias<text:s text:c="1"/></text:span><text:span text:style-name="a901" text:class-names="">modellib</text:span><text:span text:style-name="a902" text:class-names="">, è la classe<text:s text:c="1"/></text:span><text:span text:style-name="a903" text:class-names="">wrapper</text:span><text:span text:style-name="a904" text:class-names=""><text:s text:c="1"/>fondamentale dove risiede il costruttore della rete e tutti i metodi ad essa<text:s text:c="1"/></text:span><text:span text:style-name="a905" text:class-names="">associati.</text:span></text:p>
            <text:list text:style-name="a919">
              <text:list-item>
                <text:p text:style-name="a918" text:class-names="" text:cond-style-name=""><text:span text:style-name="a907" text:class-names="">. Per caricare gli weights:<text:s text:c="1"/></text:span><text:span text:style-name="a908" text:class-names="">layers</text:span><text:span text:style-name="a909" text:class-names=""><text:s text:c="1"/>della rete con il quale essa effettua<text:s text:c="1"/></text:span><text:span text:style-name="a910" text:class-names="">l’object</text:span><text:span text:style-name="a911" text:class-names=""><text:s text:c="1"/></text:span><text:span text:style-name="a912" text:class-names="">detection</text:span><text:span text:style-name="a913" text:class-names="">, ovvero trova le entità obbiettivo che durante la configurazione delle annotazioni abbiamo impostato che debba riconoscere. Il caricamento degli weights è limitato a tutti i<text:s text:c="1"/></text:span><text:span text:style-name="a914" text:class-names="">layers</text:span><text:span text:style-name="a915" text:class-names=""><text:s text:c="1"/>meno gli ultimi 4, poiché la rete era stata addestrata a riconoscere circa una sessantina di oggetti mentre rimuovendo questi<text:s text:c="1"/></text:span><text:span text:style-name="a916" text:class-names="">layers</text:span><text:span text:style-name="a917" text:class-names=""><text:s text:c="1"/>noi ci assicuriamo che trovi solo calciatori e palla.</text:span></text:p>
              </text:list-item>
            </text:list>
            <text:list text:style-name="a937">
              <text:list-item>
                <text:p text:style-name="a936" text:class-names="" text:cond-style-name=""><text:span text:style-name="a920" text:class-names="">Per<text:s text:c="1"/></text:span><text:span text:style-name="a921" text:class-names="">addestrare effettivamente la rete<text:s text:c="1"/></text:span><text:span text:style-name="a922" text:class-names="">questo<text:s text:c="1"/></text:span><text:span text:style-name="a923" text:class-names="">poiché si tratta di un fine tuning di una rete<text:s text:c="1"/></text:span><text:span text:style-name="a924" text:class-names="">preaddestrata</text:span><text:span text:style-name="a925" text:class-names=""><text:s text:c="1"/>si effettuerà in 2 passi: il primo addestrando solo i top<text:s text:c="1"/></text:span><text:span text:style-name="a926" text:class-names="">layers</text:span><text:span text:style-name="a927" text:class-names=""><text:s text:c="1"/>chiamati<text:s text:c="1"/></text:span><text:span text:style-name="a928" text:class-names="">heads</text:span><text:span text:style-name="a929" text:class-names="">, in modo da far riconoscere ai<text:s text:c="1"/></text:span><text:span text:style-name="a930" text:class-names="">layers</text:span><text:span text:style-name="a931" text:class-names=""><text:s text:c="1"/>di coda le nostre entità; il secondo passo consiste nello “scongelare” alcuni<text:s text:c="1"/></text:span><text:span text:style-name="a932" text:class-names="">layers</text:span><text:span text:style-name="a933" text:class-names=""><text:s text:c="1"/>della rete ResNet101, in particolare dal livello 4 in su, e addestrare la rete che era già stata<text:s text:c="1"/></text:span><text:span text:style-name="a934" text:class-names="">preaddestrata</text:span><text:span text:style-name="a935" text:class-names=""><text:s text:c="1"/>per altri scopi.</text:span></text:p>
              </text:list-item>
            </text:list>
            <text:p text:style-name="a940" text:class-names="" text:cond-style-name=""><text:span text:style-name="a938" text:class-names="">augmentation</text:span><text:span text:style-name="a939" text:class-names=""/></text:p>
          </draw:text-box>
          <svg:title/>
          <svg:desc/>
        </draw:frame>
        <presentation:notes draw:style-name="a950">
          <draw:frame draw:id="id182" draw:style-name="a944" draw:name="Segnaposto numero diapositiva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frame draw:id="id183" draw:style-name="a947" draw:name="Segnaposto numero diapositiva 6" svg:x="4.67953in" svg:y="11.10827in" svg:width="3.5878in" svg:height="0.5842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4" presentation:style-name="a948" draw:name="Segnaposto immagine diapositiva 1">
            <svg:title/>
            <svg:desc/>
          </draw:page-thumbnail>
          <draw:frame draw:id="id185" presentation:style-name="a9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951" draw:master-page-name="Master1-Layout7-blank-Vuota" presentation:presentation-page-layout-name="Master1-PPL7" draw:id="Slide-271">
        <draw:frame draw:id="id186" draw:style-name="a952" draw:name="Immagine 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955" draw:name="CasellaDiTesto 2" svg:x="10.03937in" svg:y="7.7378in" svg:width="0.19685in" svg:height="0.31496in">
          <draw:text-box>
            <text:p text:style-name="a954" text:class-names="" text:cond-style-name=""><text:span text:style-name="a953" text:class-names="">12</text:span></text:p>
          </draw:text-box>
          <svg:title/>
          <svg:desc/>
        </draw:frame>
        <draw:frame draw:id="id188" draw:style-name="a960" draw:name="CasellaDiTesto 3" svg:x="0.55197in" svg:y="0.91811in" svg:width="5.74764in" svg:height="1.05039in">
          <draw:text-box>
            <text:p text:style-name="a957" text:class-names="" text:cond-style-name=""><text:span text:style-name="a956" text:class-names="">Metriche di qualità</text:span></text:p>
            <text:p text:style-name="a959" text:class-names="" text:cond-style-name=""><text:span text:style-name="a958" text:class-names="">SSIM e LPIPS</text:span></text:p>
          </draw:text-box>
          <svg:title/>
          <svg:desc/>
        </draw:frame>
        <draw:frame draw:id="id189" draw:style-name="a967" draw:name="CasellaDiTesto 4" svg:x="4.88268in" svg:y="0.19724in" svg:width="5.74764in" svg:height="0.51535in">
          <draw:text-box>
            <text:p text:style-name="a962" text:class-names="" text:cond-style-name=""><text:span text:style-name="a961" text:class-names="">Codifica video semantica con Mask-RCNN e Codec H.265 esteso basato su RoI</text:span></text:p>
            <text:p text:style-name="a964" text:class-names="" text:cond-style-name=""><text:span text:style-name="a963" text:class-names=""/></text:p>
            <text:p text:style-name="a966" text:class-names="" text:cond-style-name=""><text:span text:style-name="a965" text:class-names="">Pistoia, 4/08/2020</text:span></text:p>
          </draw:text-box>
          <svg:title/>
          <svg:desc/>
        </draw:frame>
        <draw:frame draw:id="id190" draw:style-name="a970" draw:name="CasellaDiTesto 5" svg:x="0.59055in" svg:y="2.16535in" svg:width="9.25197in" svg:height="4.80748in">
          <draw:text-box>
            <text:p text:style-name="a969" text:class-names="" text:cond-style-name=""><text:span text:style-name="a968" text:class-names=""><text:s text:c="1"/></text:span></text:p>
          </draw:text-box>
          <svg:title/>
          <svg:desc/>
        </draw:frame>
        <presentation:notes draw:style-name="a980">
          <draw:frame draw:id="id191" draw:style-name="a973" draw:name="Segnaposto numero diapositiva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frame draw:id="id192" draw:style-name="a977" draw:name="Segnaposto numero diapositiva 6" svg:x="4.67953in" svg:y="11.10827in" svg:width="3.5878in" svg:height="0.58425in">
            <draw:text-box>
              <text:p text:style-name="a976" text:class-names="" text:cond-style-name=""><text:span text:style-name="a974" text:class-names=""><text:page-number style:num-format="1" text:fixed="false"/></text:span><text:span text:style-name="a975" text:class-names=""/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93" presentation:style-name="a978" draw:name="Segnaposto immagine diapositiva 1">
            <svg:title/>
            <svg:desc/>
          </draw:page-thumbnail>
          <draw:frame draw:id="id194" presentation:style-name="a97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981" draw:master-page-name="Master1-Layout7-blank-Vuota" presentation:presentation-page-layout-name="Master1-PPL7" draw:id="Slide-270">
        <draw:frame draw:id="id195" draw:style-name="a984" draw:name="CasellaDiTesto 2_1" svg:x="0.47283in" svg:y="1.9685in" svg:width="9.36969in" svg:height="1.09291in">
          <draw:text-box>
            <text:p text:style-name="a983" text:class-names="" text:cond-style-name=""><text:span text:style-name="a982" text:class-names="">Il risultato della codifica dei 5 video di test descritti in seguito è stato analizzato con la metrica di qualità SSIM e LPIPS concludendo con i risultati seguenti:</text:span></text:p>
          </draw:text-box>
          <svg:title/>
          <svg:desc/>
        </draw:frame>
        <draw:frame draw:id="id196" draw:style-name="a987" draw:name="CasellaDiTesto 3_0" svg:x="10.03937in" svg:y="7.7378in" svg:width="0.19685in" svg:height="0.31496in">
          <draw:text-box>
            <text:p text:style-name="a986" text:class-names="" text:cond-style-name=""><text:span text:style-name="a985" text:class-names="">17</text:span></text:p>
          </draw:text-box>
          <svg:title/>
          <svg:desc/>
        </draw:frame>
        <draw:frame draw:id="id197" draw:style-name="a992" draw:name="CasellaDiTesto 4_1" svg:x="0.55157in" svg:y="0.91811in" svg:width="5.74764in" svg:height="1.05039in">
          <draw:text-box>
            <text:p text:style-name="a989" text:class-names="" text:cond-style-name=""><text:span text:style-name="a988" text:class-names="">Paragoni su risultati della codifica</text:span></text:p>
            <text:p text:style-name="a991" text:class-names="" text:cond-style-name=""><text:span text:style-name="a990" text:class-names="">Metriche SSIM e LPIPS</text:span></text:p>
          </draw:text-box>
          <svg:title/>
          <svg:desc/>
        </draw:frame>
        <draw:frame draw:id="id198" draw:style-name="a999" draw:name="CasellaDiTesto 5_1" svg:x="4.88228in" svg:y="0.19685in" svg:width="5.74764in" svg:height="0.51535in">
          <draw:text-box>
            <text:p text:style-name="a994" text:class-names="" text:cond-style-name=""><text:span text:style-name="a993" text:class-names="">Codifica video semantica <text:s text:c="1"/>Codec H.265 esteso basato su RoI</text:span></text:p>
            <text:p text:style-name="a996" text:class-names="" text:cond-style-name=""><text:span text:style-name="a995" text:class-names=""/></text:p>
            <text:p text:style-name="a998" text:class-names="" text:cond-style-name=""><text:span text:style-name="a997" text:class-names="">Pistoia, 4/08/2020</text:span></text:p>
          </draw:text-box>
          <svg:title/>
          <svg:desc/>
        </draw:frame>
        <draw:frame draw:id="id199" draw:name="Tabella 5" svg:x="0.45315in" svg:y="2.78543in" svg:width="9.78307in" svg:height="5.03702in">
          <table:table table:style-name="a100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01" table:default-cell-style-name=""/>
            <table:table-column table:style-name="a1002" table:default-cell-style-name=""/>
            <table:table-column table:style-name="a1003" table:default-cell-style-name=""/>
            <table:table-column table:style-name="a1004" table:default-cell-style-name=""/>
            <table:table-row table:style-name="a1005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able:table-cell>
              <table:table-cell table:style-name="a1012">
                <text:p text:style-name="a1011" text:class-names="" text:cond-style-name=""><text:span text:style-name="a1010" text:class-names="">Qualità frame</text:span></text:p>
              </table:table-cell>
              <table:table-cell table:style-name="a1015">
                <text:p text:style-name="a1014" text:class-names="" text:cond-style-name=""><text:span text:style-name="a1013" text:class-names="">Qualità maschere</text:span></text:p>
              </table:table-cell>
              <table:table-cell table:style-name="a1018">
                <text:p text:style-name="a1017" text:class-names="" text:cond-style-name=""><text:span text:style-name="a1016" text:class-names="">Bitrate</text:span></text:p>
              </table:table-cell>
            </table:table-row>
            <table:table-row table:style-name="a1019" table:default-cell-style-name="">
              <table:table-cell table:style-name="a1024">
                <text:p text:style-name="a1021" text:class-names="" text:cond-style-name=""><text:span text:style-name="a1020" text:class-names="">Video smart</text:span></text:p>
                <text:p text:style-name="a1023" text:class-names="" text:cond-style-name=""><text:span text:style-name="a1022" text:class-names="">(Fiorentina-Roma)</text:span></text:p>
              </table:table-cell>
              <table:table-cell table:style-name="a1029">
                <text:p text:style-name="a1026" text:class-names="" text:cond-style-name=""><text:span text:style-name="a1025" text:class-names="">SSIM: 0,0358</text:span></text:p>
                <text:p text:style-name="a1028" text:class-names="" text:cond-style-name=""><text:span text:style-name="a1027" text:class-names="">LPIPS:170,45019</text:span></text:p>
              </table:table-cell>
              <table:table-cell table:style-name="a1034">
                <text:p text:style-name="a1031" text:class-names="" text:cond-style-name=""><text:span text:style-name="a1030" text:class-names="">SSIM: 0,0023</text:span></text:p>
                <text:p text:style-name="a1033" text:class-names="" text:cond-style-name=""><text:span text:style-name="a1032" text:class-names="">LPIPS:165,96988</text:span></text:p>
              </table:table-cell>
              <table:table-cell table:style-name="a1037">
                <text:p text:style-name="a1036" text:class-names="" text:cond-style-name=""><text:span text:style-name="a1035" text:class-names="">10,8 Mbit/s</text:span></text:p>
              </table:table-cell>
            </table:table-row>
            <table:table-row table:style-name="a1038" table:default-cell-style-name="">
              <table:table-cell table:style-name="a1043">
                <text:p text:style-name="a1040" text:class-names="" text:cond-style-name=""><text:span text:style-name="a1039" text:class-names="">Video standard</text:span></text:p>
                <text:p text:style-name="a1042" text:class-names="" text:cond-style-name=""><text:span text:style-name="a1041" text:class-names="">(Fiorentina-Roma)</text:span></text:p>
              </table:table-cell>
              <table:table-cell table:style-name="a1048">
                <text:p text:style-name="a1045" text:class-names="" text:cond-style-name=""><text:span text:style-name="a1044" text:class-names="">SSIM: 0,0343</text:span></text:p>
                <text:p text:style-name="a1047" text:class-names="" text:cond-style-name=""><text:span text:style-name="a1046" text:class-names="">LPIPS:173,32386</text:span></text:p>
              </table:table-cell>
              <table:table-cell table:style-name="a1053">
                <text:p text:style-name="a1050" text:class-names="" text:cond-style-name=""><text:span text:style-name="a1049" text:class-names="">SSIM: 0,0023</text:span></text:p>
                <text:p text:style-name="a1052" text:class-names="" text:cond-style-name=""><text:span text:style-name="a1051" text:class-names="">LPIPS:167,59959</text:span></text:p>
              </table:table-cell>
              <table:table-cell table:style-name="a1056">
                <text:p text:style-name="a1055" text:class-names="" text:cond-style-name=""><text:span text:style-name="a1054" text:class-names="">20,6 Mbit/s</text:span></text:p>
              </table:table-cell>
            </table:table-row>
            <table:table-row table:style-name="a1057" table:default-cell-style-name="">
              <table:table-cell table:style-name="a1062">
                <text:p text:style-name="a1059" text:class-names="" text:cond-style-name=""><text:span text:style-name="a1058" text:class-names="">Video smart</text:span></text:p>
                <text:p text:style-name="a1061" text:class-names="" text:cond-style-name=""><text:span text:style-name="a1060" text:class-names="">(Chievo-Napoli)</text:span></text:p>
              </table:table-cell>
              <table:table-cell table:style-name="a1067">
                <text:p text:style-name="a1064" text:class-names="" text:cond-style-name=""><text:span text:style-name="a1063" text:class-names="">SSIM: 0,14</text:span></text:p>
                <text:p text:style-name="a1066" text:class-names="" text:cond-style-name=""><text:span text:style-name="a1065" text:class-names="">LPIPS:173,4364</text:span></text:p>
              </table:table-cell>
              <table:table-cell table:style-name="a1072">
                <text:p text:style-name="a1069" text:class-names="" text:cond-style-name=""><text:span text:style-name="a1068" text:class-names="">SSIM: 0,0126</text:span></text:p>
                <text:p text:style-name="a1071" text:class-names="" text:cond-style-name=""><text:span text:style-name="a1070" text:class-names="">LPIPS:165,76125</text:span></text:p>
              </table:table-cell>
              <table:table-cell table:style-name="a1075">
                <text:p text:style-name="a1074" text:class-names="" text:cond-style-name=""><text:span text:style-name="a1073" text:class-names="">3,84 Mbit/s</text:span></text:p>
              </table:table-cell>
            </table:table-row>
            <table:table-row table:style-name="a1076" table:default-cell-style-name="">
              <table:table-cell table:style-name="a1081">
                <text:p text:style-name="a1078" text:class-names="" text:cond-style-name=""><text:span text:style-name="a1077" text:class-names="">Video standard</text:span></text:p>
                <text:p text:style-name="a1080" text:class-names="" text:cond-style-name=""><text:span text:style-name="a1079" text:class-names="">(Chievo-Napoli)</text:span></text:p>
              </table:table-cell>
              <table:table-cell table:style-name="a1086">
                <text:p text:style-name="a1083" text:class-names="" text:cond-style-name=""><text:span text:style-name="a1082" text:class-names="">SSIM: 0,1377</text:span></text:p>
                <text:p text:style-name="a1085" text:class-names="" text:cond-style-name=""><text:span text:style-name="a1084" text:class-names="">LPIPS:174,53429</text:span></text:p>
              </table:table-cell>
              <table:table-cell table:style-name="a1091">
                <text:p text:style-name="a1088" text:class-names="" text:cond-style-name=""><text:span text:style-name="a1087" text:class-names="">SSIM: 0,0126</text:span></text:p>
                <text:p text:style-name="a1090" text:class-names="" text:cond-style-name=""><text:span text:style-name="a1089" text:class-names="">LPIPS:167,76125</text:span></text:p>
              </table:table-cell>
              <table:table-cell table:style-name="a1094">
                <text:p text:style-name="a1093" text:class-names="" text:cond-style-name=""><text:span text:style-name="a1092" text:class-names="">6,2 Mbit/s</text:span></text:p>
              </table:table-cell>
            </table:table-row>
            <table:table-row table:style-name="a1095" table:default-cell-style-name="">
              <table:table-cell table:style-name="a1100">
                <text:p text:style-name="a1097" text:class-names="" text:cond-style-name=""><text:span text:style-name="a1096" text:class-names="">Video smart</text:span></text:p>
                <text:p text:style-name="a1099" text:class-names="" text:cond-style-name=""><text:span text:style-name="a1098" text:class-names="">(Genoa-Milan)</text:span></text:p>
              </table:table-cell>
              <table:table-cell table:style-name="a1105">
                <text:p text:style-name="a1102" text:class-names="" text:cond-style-name=""><text:span text:style-name="a1101" text:class-names="">SSIM: 0,1035</text:span></text:p>
                <text:p text:style-name="a1104" text:class-names="" text:cond-style-name=""><text:span text:style-name="a1103" text:class-names="">LPIPS:174,1947</text:span></text:p>
              </table:table-cell>
              <table:table-cell table:style-name="a1110">
                <text:p text:style-name="a1107" text:class-names="" text:cond-style-name=""><text:span text:style-name="a1106" text:class-names="">SSIM: 0,0483</text:span></text:p>
                <text:p text:style-name="a1109" text:class-names="" text:cond-style-name=""><text:span text:style-name="a1108" text:class-names="">LPIPS:164,29306</text:span></text:p>
              </table:table-cell>
              <table:table-cell table:style-name="a1113">
                <text:p text:style-name="a1112" text:class-names="" text:cond-style-name=""><text:span text:style-name="a1111" text:class-names="">8,9 Mbit/s</text:span></text:p>
              </table:table-cell>
            </table:table-row>
            <table:table-row table:style-name="a1114" table:default-cell-style-name="">
              <table:table-cell table:style-name="a1119">
                <text:p text:style-name="a1116" text:class-names="" text:cond-style-name=""><text:span text:style-name="a1115" text:class-names="">Video standard</text:span></text:p>
                <text:p text:style-name="a1118" text:class-names="" text:cond-style-name=""><text:span text:style-name="a1117" text:class-names="">(Genoa-Milan)</text:span></text:p>
              </table:table-cell>
              <table:table-cell table:style-name="a1124">
                <text:p text:style-name="a1121" text:class-names="" text:cond-style-name=""><text:span text:style-name="a1120" text:class-names="">SSIM: 0,1008</text:span></text:p>
                <text:p text:style-name="a1123" text:class-names="" text:cond-style-name=""><text:span text:style-name="a1122" text:class-names="">LPIPS:177,78235</text:span></text:p>
              </table:table-cell>
              <table:table-cell table:style-name="a1129">
                <text:p text:style-name="a1126" text:class-names="" text:cond-style-name=""><text:span text:style-name="a1125" text:class-names="">SSIM: 0,0483</text:span></text:p>
                <text:p text:style-name="a1128" text:class-names="" text:cond-style-name=""><text:span text:style-name="a1127" text:class-names="">LPIPS:168,13469</text:span></text:p>
              </table:table-cell>
              <table:table-cell table:style-name="a1132">
                <text:p text:style-name="a1131" text:class-names="" text:cond-style-name=""><text:span text:style-name="a1130" text:class-names="">17,7 Mbit/s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42">
          <draw:frame draw:id="id200" draw:style-name="a1135" draw:name="Segnaposto numero diapositiva 6" svg:x="4.67953in" svg:y="11.10827in" svg:width="3.5878in" svg:height="0.5842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  <draw:frame draw:id="id201" draw:style-name="a1139" draw:name="Segnaposto numero diapositiva 6_1" svg:x="4.67953in" svg:y="11.10827in" svg:width="3.5878in" svg:height="0.58425in">
            <draw:text-box>
    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02" presentation:style-name="a1140" draw:name="Segnaposto immagine diapositiva 1_1">
            <svg:title/>
            <svg:desc/>
          </draw:page-thumbnail>
          <draw:frame draw:id="id203" presentation:style-name="a1141" draw:name="Segnaposto note 2_1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43" draw:master-page-name="Master1-Layout7-blank-Vuota" presentation:presentation-page-layout-name="Master1-PPL7" draw:id="Slide-268">
        <draw:frame draw:id="id204" draw:style-name="a1146" draw:name="CasellaDiTesto 3_1" svg:x="10.03937in" svg:y="7.7378in" svg:width="0.19685in" svg:height="0.31496in">
          <draw:text-box>
            <text:p text:style-name="a1145" text:class-names="" text:cond-style-name=""><text:span text:style-name="a1144" text:class-names="">17</text:span></text:p>
          </draw:text-box>
          <svg:title/>
          <svg:desc/>
        </draw:frame>
        <draw:frame draw:id="id205" draw:style-name="a1153" draw:name="CasellaDiTesto 5_2" svg:x="4.88228in" svg:y="0.19685in" svg:width="5.74764in" svg:height="0.51535in">
          <draw:text-box>
            <text:p text:style-name="a1148" text:class-names="" text:cond-style-name=""><text:span text:style-name="a1147" text:class-names="">Codifica video semantica <text:s text:c="1"/>Codec H.265 esteso basato su RoI</text:span></text:p>
            <text:p text:style-name="a1150" text:class-names="" text:cond-style-name=""><text:span text:style-name="a1149" text:class-names=""/></text:p>
            <text:p text:style-name="a1152" text:class-names="" text:cond-style-name=""><text:span text:style-name="a1151" text:class-names="">Pistoia, 4/08/2020</text:span></text:p>
          </draw:text-box>
          <svg:title/>
          <svg:desc/>
        </draw:frame>
        <draw:frame draw:id="id206" draw:name="Tabella 3" svg:x="0.50945in" svg:y="0.9in" svg:width="9.78307in" svg:height="3.55787in">
          <table:table table:style-name="a115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155" table:default-cell-style-name=""/>
            <table:table-column table:style-name="a1156" table:default-cell-style-name=""/>
            <table:table-column table:style-name="a1157" table:default-cell-style-name=""/>
            <table:table-column table:style-name="a1158" table:default-cell-style-name=""/>
            <table:table-row table:style-name="a1159" table:default-cell-style-name=""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able:table-cell>
              <table:table-cell table:style-name="a1166">
                <text:p text:style-name="a1165" text:class-names="" text:cond-style-name=""><text:span text:style-name="a1164" text:class-names="">Qualità frame</text:span></text:p>
              </table:table-cell>
              <table:table-cell table:style-name="a1169">
                <text:p text:style-name="a1168" text:class-names="" text:cond-style-name=""><text:span text:style-name="a1167" text:class-names="">Qualità maschere</text:span></text:p>
              </table:table-cell>
              <table:table-cell table:style-name="a1172">
                <text:p text:style-name="a1171" text:class-names="" text:cond-style-name=""><text:span text:style-name="a1170" text:class-names="">Bitrate</text:span></text:p>
              </table:table-cell>
            </table:table-row>
            <table:table-row table:style-name="a1173" table:default-cell-style-name="">
              <table:table-cell table:style-name="a1178">
                <text:p text:style-name="a1175" text:class-names="" text:cond-style-name=""><text:span text:style-name="a1174" text:class-names="">Video smart</text:span></text:p>
                <text:p text:style-name="a1177" text:class-names="" text:cond-style-name=""><text:span text:style-name="a1176" text:class-names="">(Palermo-2Tempo)</text:span></text:p>
              </table:table-cell>
              <table:table-cell table:style-name="a1183">
                <text:p text:style-name="a1180" text:class-names="" text:cond-style-name=""><text:span text:style-name="a1179" text:class-names="">SSIM: 0,0632</text:span></text:p>
                <text:p text:style-name="a1182" text:class-names="" text:cond-style-name=""><text:span text:style-name="a1181" text:class-names="">LPIPS:173,668910</text:span></text:p>
              </table:table-cell>
              <table:table-cell table:style-name="a1188">
                <text:p text:style-name="a1185" text:class-names="" text:cond-style-name=""><text:span text:style-name="a1184" text:class-names="">SSIM: 0,0632</text:span></text:p>
                <text:p text:style-name="a1187" text:class-names="" text:cond-style-name=""><text:span text:style-name="a1186" text:class-names="">LPIPS: 166,130240</text:span></text:p>
              </table:table-cell>
              <table:table-cell table:style-name="a1191">
                <text:p text:style-name="a1190" text:class-names="" text:cond-style-name=""><text:span text:style-name="a1189" text:class-names="">10,5 Mbit/s</text:span></text:p>
              </table:table-cell>
            </table:table-row>
            <table:table-row table:style-name="a1192" table:default-cell-style-name="">
              <table:table-cell table:style-name="a1197">
                <text:p text:style-name="a1194" text:class-names="" text:cond-style-name=""><text:span text:style-name="a1193" text:class-names="">Video standard</text:span></text:p>
                <text:p text:style-name="a1196" text:class-names="" text:cond-style-name=""><text:span text:style-name="a1195" text:class-names="">(Palermo-2Tempo)</text:span></text:p>
              </table:table-cell>
              <table:table-cell table:style-name="a1202">
                <text:p text:style-name="a1199" text:class-names="" text:cond-style-name=""><text:span text:style-name="a1198" text:class-names="">SSIM: 0,0623</text:span></text:p>
                <text:p text:style-name="a1201" text:class-names="" text:cond-style-name=""><text:span text:style-name="a1200" text:class-names="">LPIPS: 175,073975</text:span></text:p>
              </table:table-cell>
              <table:table-cell table:style-name="a1207">
                <text:p text:style-name="a1204" text:class-names="" text:cond-style-name=""><text:span text:style-name="a1203" text:class-names="">SSIM: 0,0623</text:span></text:p>
                <text:p text:style-name="a1206" text:class-names="" text:cond-style-name=""><text:span text:style-name="a1205" text:class-names="">LPIPS: 167,130240</text:span></text:p>
              </table:table-cell>
              <table:table-cell table:style-name="a1210">
                <text:p text:style-name="a1209" text:class-names="" text:cond-style-name=""><text:span text:style-name="a1208" text:class-names="">20,2 Mbit/s</text:span></text:p>
              </table:table-cell>
            </table:table-row>
            <table:table-row table:style-name="a1211" table:default-cell-style-name="">
              <table:table-cell table:style-name="a1216">
                <text:p text:style-name="a1213" text:class-names="" text:cond-style-name=""><text:span text:style-name="a1212" text:class-names="">Video smart</text:span></text:p>
                <text:p text:style-name="a1215" text:class-names="" text:cond-style-name=""><text:span text:style-name="a1214" text:class-names="">(Napoli-Crotone)</text:span></text:p>
              </table:table-cell>
              <table:table-cell table:style-name="a1221">
                <text:p text:style-name="a1218" text:class-names="" text:cond-style-name=""><text:span text:style-name="a1217" text:class-names="">SSIM: 0,7604</text:span></text:p>
                <text:p text:style-name="a1220" text:class-names="" text:cond-style-name=""><text:span text:style-name="a1219" text:class-names="">LPIPS: 167,30802</text:span></text:p>
              </table:table-cell>
              <table:table-cell table:style-name="a1226">
                <text:p text:style-name="a1223" text:class-names="" text:cond-style-name=""><text:span text:style-name="a1222" text:class-names="">SSIM: 0,7604</text:span></text:p>
                <text:p text:style-name="a1225" text:class-names="" text:cond-style-name=""><text:span text:style-name="a1224" text:class-names="">LPIPS: 164,50319</text:span></text:p>
              </table:table-cell>
              <table:table-cell table:style-name="a1229">
                <text:p text:style-name="a1228" text:class-names="" text:cond-style-name=""><text:span text:style-name="a1227" text:class-names="">15,7 Mbit/s</text:span></text:p>
              </table:table-cell>
            </table:table-row>
            <table:table-row table:style-name="a1230" table:default-cell-style-name="">
              <table:table-cell table:style-name="a1235">
                <text:p text:style-name="a1232" text:class-names="" text:cond-style-name=""><text:span text:style-name="a1231" text:class-names="">Video standard</text:span></text:p>
                <text:p text:style-name="a1234" text:class-names="" text:cond-style-name=""><text:span text:style-name="a1233" text:class-names="">(Napoli-Crotone)</text:span></text:p>
              </table:table-cell>
              <table:table-cell table:style-name="a1240">
                <text:p text:style-name="a1237" text:class-names="" text:cond-style-name=""><text:span text:style-name="a1236" text:class-names="">SSIM: 0,7551</text:span></text:p>
                <text:p text:style-name="a1239" text:class-names="" text:cond-style-name=""><text:span text:style-name="a1238" text:class-names="">LPIPS: 170,3214</text:span></text:p>
              </table:table-cell>
              <table:table-cell table:style-name="a1245">
                <text:p text:style-name="a1242" text:class-names="" text:cond-style-name=""><text:span text:style-name="a1241" text:class-names="">SSIM: 0,7551</text:span></text:p>
                <text:p text:style-name="a1244" text:class-names="" text:cond-style-name=""><text:span text:style-name="a1243" text:class-names="">LPIPS: 168,34964</text:span></text:p>
              </table:table-cell>
              <table:table-cell table:style-name="a1248">
                <text:p text:style-name="a1247" text:class-names="" text:cond-style-name=""><text:span text:style-name="a1246" text:class-names="">28,6 Mbit/s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257">
          <draw:frame draw:id="id207" draw:style-name="a1251" draw:name="Segnaposto numero diapositiva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frame draw:id="id208" draw:style-name="a1254" draw:name="Segnaposto numero diapositiva 6_2" svg:x="4.67953in" svg:y="11.10827in" svg:width="3.5878in" svg:height="0.58425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09" presentation:style-name="a1255" draw:name="Segnaposto immagine diapositiva 1_2">
            <svg:title/>
            <svg:desc/>
          </draw:page-thumbnail>
          <draw:frame draw:id="id210" presentation:style-name="a1256" draw:name="Segnaposto note 2_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bject" svg:x="0.55118in" svg:y="1.93425in" svg:width="9.92126in" svg:height="4.79449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48" svg:viewBox="0 0 20 30" svg:d="m10 0-10 30h20z"/>
    <draw:marker draw:name="a638" svg:viewBox="0 0 20 30" svg:d="m10 0-10 30h20z"/>
    <draw:marker draw:name="a655" svg:viewBox="0 0 20 30" svg:d="m10 0-10 30h20z"/>
    <draw:marker draw:name="a643" svg:viewBox="0 0 20 30" svg:d="m10 0-10 30h20z"/>
    <draw:marker draw:name="a669" svg:viewBox="0 0 20 30" svg:d="m10 0-10 30h20z"/>
    <draw:marker draw:name="a67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draw:fill="none" draw:stroke="non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4.79528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frame draw:id="id21" presentation:style-name="a98" draw:name="Segnaposto contenuto 6" svg:x="0.55118in" svg:y="1.93425in" svg:width="9.92126in" svg:height="4.79449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/></text:p>
            </text:list-item>
          </text:list>
        </draw:text-box>
        <svg:title/>
        <svg:desc/>
      </draw:frame>
      <presentation:notes style:page-layout-name="pageLayout2" draw:style-name="a115">
        <draw:page-thumbnail svg:x="1.21063in" svg:y="0.88858in" svg:width="5.84567in" svg:height="4.38425in" presentation:class="page" draw:id="id5" presentation:style-name="a99" draw:name="Segnaposto immagine diapositiva 1">
          <svg:title/>
          <svg:desc/>
        </draw:page-thumbnail>
        <draw:frame draw:id="id6" presentation:style-name="a102" draw:name="Segnaposto note 2" svg:x="0.82677in" svg:y="5.55394in" svg:width="6.61378in" svg:height="5.26142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7" presentation:style-name="a105" draw:name="Segnaposto intestazione 3" svg:x="0in" svg:y="0in" svg:width="3.5878in" svg:height="0.5842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08" draw:name="Segnaposto data 4" svg:x="4.67953in" svg:y="0in" svg:width="3.5878in" svg:height="0.5842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1" draw:name="Segnaposto piè di pagina 5" svg:x="0in" svg:y="11.10827in" svg:width="3.5878in" svg:height="0.5842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Segnaposto numero diapositiva 6" svg:x="4.67953in" svg:y="11.10827in" svg:width="3.5878in" svg:height="0.5842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6">
      <draw:frame draw:id="id22" presentation:style-name="a119" draw:name="Titolo 1" svg:x="0.75157in" svg:y="2.06063in" svg:width="9.50866in" svg:height="3.43937in" presentation:class="title" presentation:placeholder="false">
        <draw:text-box>
          <text:p text:style-name="a118" text:class-names="" text:cond-style-name=""><text:span text:style-name="a117" text:class-names="">Fare clic per modificare lo stile del titolo dello schema</text:span></text:p>
        </draw:text-box>
        <svg:title/>
        <svg:desc/>
      </draw:frame>
      <draw:frame draw:id="id23" presentation:style-name="a123" draw:name="Segnaposto testo 2" svg:x="0.75157in" svg:y="5.53307in" svg:width="9.50866in" svg:height="1.80748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</draw:text-box>
        <svg:title/>
        <svg:desc/>
      </draw:frame>
      <draw:frame draw:id="id24" presentation:style-name="a126" draw:name="Segnaposto dat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5" presentation:style-name="a129" draw:name="Segnaposto piè di pa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Segnaposto numero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7" presentation:style-name="a153" draw:name="Titolo 1" svg:x="0.55118in" svg:y="0.32953in" svg:width="9.92087in" svg:height="1.38031in" presentation:class="title" presentation:placeholder="false">
        <draw:text-box>
          <text:p text:style-name="a152" text:class-names="" text:cond-style-name=""><text:span text:style-name="a151" text:class-names="">Fare clic per modificare lo stile del titolo dello schema</text:span></text:p>
        </draw:text-box>
        <svg:title/>
        <svg:desc/>
      </draw:frame>
      <draw:frame draw:id="id28" presentation:style-name="a156" draw:name="Segnaposto contenuto 2" svg:x="0.55039in" svg:y="1.93386in" svg:width="4.87677in" svg:height="4.79528in" presentation:class="title" presentation:placeholder="false">
        <draw:text-box>
          <text:p text:style-name="a155" text:class-names="" text:cond-style-name=""><text:span text:style-name="a15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9" draw:name="Segnaposto contenuto 3" svg:x="5.5937in" svg:y="1.93386in" svg:width="4.87835in" svg:height="4.79528in" presentation:class="title" presentation:placeholder="false">
        <draw:text-box>
          <text:p text:style-name="a158" text:class-names="" text:cond-style-name=""><text:span text:style-name="a157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" presentation:style-name="a162" draw:name="Segnaposto data 4" svg:x="0.55118in" svg:y="7.53189in" svg:width="2.56811in" svg:height="0.57008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5" draw:name="Segnaposto piè di pagina 5" svg:x="3.77008in" svg:y="7.53189in" svg:width="3.49409in" svg:height="0.57008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Segnaposto numero diapositiva 6" svg:x="7.90394in" svg:y="7.53189in" svg:width="2.56811in" svg:height="0.57008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1.21063in" svg:y="0.88858in" svg:width="5.84567in" svg:height="4.38425in" presentation:class="page" draw:id="id5" presentation:style-name="a169" draw:name="Segnaposto immagine diapositiva 1">
          <svg:title/>
          <svg:desc/>
        </draw:page-thumbnail>
        <draw:frame draw:id="id6" presentation:style-name="a172" draw:name="Segnaposto note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7" presentation:style-name="a175" draw:name="Segnaposto intestazione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8" presentation:style-name="a178" draw:name="Segnaposto data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Segnaposto piè di pagina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egnaposto numero diapositiva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6">
      <draw:frame draw:id="id33" presentation:style-name="a189" draw:name="Titolo 1" svg:x="0.75866in" svg:y="0.44094in" svg:width="9.50866in" svg:height="1.59724in" presentation:class="title" presentation:placeholder="false">
        <draw:text-box>
          <text:p text:style-name="a188" text:class-names="" text:cond-style-name=""><text:span text:style-name="a187" text:class-names="">Fare clic per modificare lo stile del titolo dello schema</text:span></text:p>
        </draw:text-box>
        <svg:title/>
        <svg:desc/>
      </draw:frame>
      <draw:frame draw:id="id34" presentation:style-name="a193" draw:name="Segnaposto testo 2" svg:x="0.75866in" svg:y="2.02598in" svg:width="4.66496in" svg:height="0.9929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96" draw:name="Segnaposto contenuto 3" svg:x="0.75866in" svg:y="3.01929in" svg:width="4.66496in" svg:height="4.44252in" presentation:class="title" presentation:placeholder="false">
        <draw:text-box>
          <text:p text:style-name="a195" text:class-names="" text:cond-style-name=""><text:span text:style-name="a19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6" presentation:style-name="a200" draw:name="Segnaposto testo 4" svg:x="5.5815in" svg:y="2.02598in" svg:width="4.68583in" svg:height="0.9929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03" draw:name="Segnaposto contenuto 5" svg:x="5.5815in" svg:y="3.01929in" svg:width="4.68583in" svg:height="4.44252in" presentation:class="title" presentation:placeholder="false">
        <draw:text-box>
          <text:p text:style-name="a202" text:class-names="" text:cond-style-name=""><text:span text:style-name="a201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8" presentation:style-name="a206" draw:name="Segnaposto data 6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9" presentation:style-name="a209" draw:name="Segnaposto piè di pagina 7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0" presentation:style-name="a212" draw:name="Segnaposto numero diapositiva 8" svg:x="7.90394in" svg:y="7.53189in" svg:width="2.56811in" svg:height="0.57008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1.21063in" svg:y="0.88858in" svg:width="5.84567in" svg:height="4.38425in" presentation:class="page" draw:id="id5" presentation:style-name="a213" draw:name="Segnaposto immagine diapositiva 1">
          <svg:title/>
          <svg:desc/>
        </draw:page-thumbnail>
        <draw:frame draw:id="id6" presentation:style-name="a216" draw:name="Segnaposto note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Segnaposto intestazione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Segnaposto data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Segnaposto piè di pagina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egnaposto numero diapositiva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0">
      <draw:frame draw:id="id41" presentation:style-name="a233" draw:name="Titolo 1" svg:x="0.55118in" svg:y="0.32953in" svg:width="9.92087in" svg:height="1.38031in" presentation:class="title" presentation:placeholder="false">
        <draw:text-box>
          <text:p text:style-name="a232" text:class-names="" text:cond-style-name=""><text:span text:style-name="a231" text:class-names="">Fare clic per modificare lo stile del titolo dello schema</text:span></text:p>
        </draw:text-box>
        <svg:title/>
        <svg:desc/>
      </draw:frame>
      <draw:frame draw:id="id42" presentation:style-name="a236" draw:name="Segnaposto data 2" svg:x="0.55118in" svg:y="7.53189in" svg:width="2.56811in" svg:height="0.57008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3" presentation:style-name="a239" draw:name="Segnaposto piè di pagina 3" svg:x="3.77008in" svg:y="7.53189in" svg:width="3.49409in" svg:height="0.57008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2" draw:name="Segnaposto numero diapositiva 4" svg:x="7.90394in" svg:y="7.53189in" svg:width="2.56811in" svg:height="0.57008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page-thumbnail svg:x="1.21063in" svg:y="0.88858in" svg:width="5.84567in" svg:height="4.38425in" presentation:class="page" draw:id="id5" presentation:style-name="a243" draw:name="Segnaposto immagine diapositiva 1">
          <svg:title/>
          <svg:desc/>
        </draw:page-thumbnail>
        <draw:frame draw:id="id6" presentation:style-name="a246" draw:name="Segnaposto note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7" presentation:style-name="a249" draw:name="Segnaposto intestazione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Segnaposto data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Segnaposto piè di pagina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egnaposto numero diapositiva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0">
      <draw:frame draw:id="id45" presentation:style-name="a263" draw:name="Segnaposto data 1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46" presentation:style-name="a266" draw:name="Segnaposto piè di pagina 2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egnaposto numero diapositiva 3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8" presentation:style-name="a272" draw:name="Titolo 4" svg:x="0.55118in" svg:y="0.32953in" svg:width="9.92126in" svg:height="1.37992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9" presentation:style-name="a276" draw:name="Segnaposto testo 5" svg:x="0.55118in" svg:y="1.93425in" svg:width="9.92126in" svg:height="4.7944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presentation:notes style:page-layout-name="pageLayout2" draw:style-name="a293">
        <draw:page-thumbnail svg:x="1.21063in" svg:y="0.88858in" svg:width="5.84567in" svg:height="4.38425in" presentation:class="page" draw:id="id5" presentation:style-name="a277" draw:name="Segnaposto immagine diapositiva 1">
          <svg:title/>
          <svg:desc/>
        </draw:page-thumbnail>
        <draw:frame draw:id="id6" presentation:style-name="a280" draw:name="Segnaposto note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3" draw:name="Segnaposto intestazione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6" draw:name="Segnaposto data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9" presentation:style-name="a289" draw:name="Segnaposto piè di pagina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egnaposto numero diapositiva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4">
      <draw:frame draw:id="id50" presentation:style-name="a297" draw:name="Titolo 1" svg:x="0.75866in" svg:y="0.55039in" svg:width="3.55551in" svg:height="1.93071in" presentation:class="title" presentation:placeholder="false">
        <draw:text-box>
          <text:p text:style-name="a296" text:class-names="" text:cond-style-name=""><text:span text:style-name="a295" text:class-names="">Fare clic per modificare lo stile del titolo dello schema</text:span></text:p>
        </draw:text-box>
        <svg:title/>
        <svg:desc/>
      </draw:frame>
      <draw:frame draw:id="id51" presentation:style-name="a300" draw:name="Segnaposto contenuto 2" svg:x="4.6874in" svg:y="1.19094in" svg:width="5.57992in" svg:height="5.8752in" presentation:class="title" presentation:placeholder="false">
        <draw:text-box>
          <text:p text:style-name="a299" text:class-names="" text:cond-style-name=""><text:span text:style-name="a298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2" presentation:style-name="a304" draw:name="Segnaposto testo 3" svg:x="0.75866in" svg:y="2.48071in" svg:width="3.55551in" svg:height="4.59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307" draw:name="Segnaposto data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4" presentation:style-name="a310" draw:name="Segnaposto piè di pagina 5" svg:x="3.77008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5" presentation:style-name="a313" draw:name="Segnaposto numero diapositiva 6" svg:x="7.90394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1.21063in" svg:y="0.88858in" svg:width="5.84567in" svg:height="4.38425in" presentation:class="page" draw:id="id5" presentation:style-name="a314" draw:name="Segnaposto immagine diapositiva 1">
          <svg:title/>
          <svg:desc/>
        </draw:page-thumbnail>
        <draw:frame draw:id="id6" presentation:style-name="a317" draw:name="Segnaposto note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7" presentation:style-name="a320" draw:name="Segnaposto intestazione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3" draw:name="Segnaposto data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9" presentation:style-name="a326" draw:name="Segnaposto piè di pagina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Segnaposto numero diapositiva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1">
      <draw:frame draw:id="id56" presentation:style-name="a334" draw:name="Titolo 1" svg:x="0.75866in" svg:y="0.55039in" svg:width="3.55551in" svg:height="1.93071in" presentation:class="title" presentation:placeholder="false">
        <draw:text-box>
          <text:p text:style-name="a333" text:class-names="" text:cond-style-name=""><text:span text:style-name="a332" text:class-names="">Fare clic per modificare lo stile del titolo dello schema</text:span></text:p>
        </draw:text-box>
        <svg:title/>
        <svg:desc/>
      </draw:frame>
      <draw:frame draw:id="id57" presentation:style-name="a337" draw:name="Segnaposto immagine 2" svg:x="4.6874in" svg:y="1.19094in" svg:width="5.57992in" svg:height="5.8752in" presentation:class="titl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8" presentation:style-name="a341" draw:name="Segnaposto testo 3" svg:x="0.75866in" svg:y="2.48071in" svg:width="3.55551in" svg:height="4.5937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44" draw:name="Segnaposto data 4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egnaposto piè di pagina 5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0" draw:name="Segnaposto numero diapositiva 6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page-thumbnail svg:x="1.21063in" svg:y="0.88858in" svg:width="5.84567in" svg:height="4.38425in" presentation:class="page" draw:id="id5" presentation:style-name="a351" draw:name="Segnaposto immagine diapositiva 1">
          <svg:title/>
          <svg:desc/>
        </draw:page-thumbnail>
        <draw:frame draw:id="id6" presentation:style-name="a354" draw:name="Segnaposto note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Segnaposto intestazione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Segnaposto data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Segnaposto piè di pagina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egnaposto numero diapositiva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8">
      <draw:frame draw:id="id62" presentation:style-name="a371" draw:name="Titolo 1" svg:x="0.55118in" svg:y="0.32953in" svg:width="9.92087in" svg:height="1.38031in" presentation:class="title" presentation:placeholder="false">
        <draw:text-box>
          <text:p text:style-name="a370" text:class-names="" text:cond-style-name=""><text:span text:style-name="a369" text:class-names="">Fare clic per modificare lo stile del titolo dello schema</text:span></text:p>
        </draw:text-box>
        <svg:title/>
        <svg:desc/>
      </draw:frame>
      <draw:frame draw:id="id63" presentation:style-name="a387" draw:name="Segnaposto testo verticale 2" svg:x="0.55118in" svg:y="1.93465in" svg:width="9.92087in" svg:height="4.7952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90" draw:name="Segnaposto data 3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5" presentation:style-name="a393" draw:name="Segnaposto piè di pagina 4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6" presentation:style-name="a396" draw:name="Segnaposto numero diapositiva 5" svg:x="7.90394in" svg:y="7.53189in" svg:width="2.56811in" svg:height="0.57008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page-thumbnail svg:x="1.21063in" svg:y="0.88858in" svg:width="5.84567in" svg:height="4.38425in" presentation:class="page" draw:id="id5" presentation:style-name="a397" draw:name="Segnaposto immagine diapositiva 1">
          <svg:title/>
          <svg:desc/>
        </draw:page-thumbnail>
        <draw:frame draw:id="id6" presentation:style-name="a400" draw:name="Segnaposto note 2" svg:x="0.82677in" svg:y="5.55394in" svg:width="6.61378in" svg:height="5.26142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3" draw:name="Segnaposto intestazione 3" svg:x="0in" svg:y="0in" svg:width="3.5878in" svg:height="0.58425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8" presentation:style-name="a406" draw:name="Segnaposto data 4" svg:x="4.67953in" svg:y="0in" svg:width="3.5878in" svg:height="0.58425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9" presentation:style-name="a409" draw:name="Segnaposto piè di pagina 5" svg:x="0in" svg:y="11.10827in" svg:width="3.5878in" svg:height="0.5842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Segnaposto numero diapositiva 6" svg:x="4.67953in" svg:y="11.10827in" svg:width="3.5878in" svg:height="0.5842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4">
      <draw:frame draw:id="id67" presentation:style-name="a417" draw:name="Titolo verticale 1" svg:x="7.99291in" svg:y="0.32992in" svg:width="2.47913in" svg:height="6.39921in" presentation:class="title" presentation:placeholder="false">
        <draw:text-box>
          <text:p text:style-name="a416" text:class-names="" text:cond-style-name=""><text:span text:style-name="a415" text:class-names="">Fare clic per modificare lo stile del titolo dello schema</text:span></text:p>
        </draw:text-box>
        <svg:title/>
        <svg:desc/>
      </draw:frame>
      <draw:frame draw:id="id68" presentation:style-name="a433" draw:name="Segnaposto testo verticale 2" svg:x="0.55039in" svg:y="0.32992in" svg:width="7.27598in" svg:height="6.399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Fare clic per modificare gli stili del testo dello schema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o livello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36" draw:name="Segnaposto data 3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70" presentation:style-name="a439" draw:name="Segnaposto piè di pagina 4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71" presentation:style-name="a442" draw:name="Segnaposto numero diapositiva 5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5" presentation:style-name="a443" draw:name="Segnaposto immagine diapositiva 1">
          <svg:title/>
          <svg:desc/>
        </draw:page-thumbnail>
        <draw:frame draw:id="id6" presentation:style-name="a446" draw:name="Segnaposto note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Segnaposto intestazione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Segnaposto data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Segnaposto piè di pagina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60">
      <draw:frame draw:id="id72" presentation:style-name="a463" draw:name="Segnaposto intestazione 1" svg:x="0in" svg:y="0in" svg:width="3.5878in" svg:height="0.58425in" presentation:class="head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Segnaposto data 2" svg:x="4.67953in" svg:y="0in" svg:width="3.5878in" svg:height="0.58425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egnaposto piè di pagina 3" svg:x="0in" svg:y="11.10827in" svg:width="3.5878in" svg:height="0.58425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75" presentation:style-name="a472" draw:name="Segnaposto numero diapositiva 4" svg:x="4.67953in" svg:y="11.10827in" svg:width="3.5878in" svg:height="0.58425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Tintori</dc:creator>
    <meta:creation-date>2013-11-25T16:11:23Z</meta:creation-date>
    <dc:date>2021-02-10T11:07:39Z</dc:date>
    <meta:print-date>2013-11-26T11:23:37Z</meta:print-date>
    <meta:editing-cycles>138</meta:editing-cycles>
    <meta:editing-duration>PT70996S</meta:editing-duration>
    <meta:document-statistic meta:paragraph-count="216" meta:word-count="979"/>
  </office:meta>
</office:document-meta>
</file>